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left="0cm" fo:margin-right="0cm" fo:text-indent="1.249cm" style:auto-text-indent="false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paragraph-properties fo:padding-left="0.141cm" fo:padding-right="0.141cm" fo:padding-top="0.035cm" fo:padding-bottom="0.035cm" fo:border="0.51pt solid #00000a"/>
      <style:text-properties fo:color="#ff0000" fo:language="en" fo:country="US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2"/>
    <style:style style:name="P7" style:family="paragraph" style:parent-style-name="List_20_Paragraph" style:list-style-name="WWNum3"/>
    <style:style style:name="P8" style:family="paragraph" style:parent-style-name="List_20_Paragraph" style:list-style-name="WWNum4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áctica <text:s/>Servidor vsftpd en Linux</text:p>
      <text:p text:style-name="Standard">Instala <text:s text:c="2"/>el servidor <text:s/>FTP vsftpd <text:s/>(http://vsftpd.beasts.org/) <text:s/>en <text:s/>la <text:s/>máquina virtual UbuntuServerXX y configúralo con las siguientes <text:s/>opciones:</text:p>
      <text:list xml:id="list2587704787" text:style-name="WWNum1">
        <text:list-item>
          <text:p text:style-name="P5">Se permitirá la conexión de usuarios <text:s/>anónimos.</text:p>
        </text:list-item>
        <text:list-item>
          <text:p text:style-name="P5">Se permitirá la conexión de usuarios <text:s/>anónimos.</text:p>
        </text:list-item>
        <text:list-item>
          <text:p text:style-name="P5">Los usuarios <text:s/>locales podrán <text:s/>descargar <text:s/>y subir archivos.</text:p>
        </text:list-item>
      </text:list>
      <text:p text:style-name="Standard"/>
      <text:p text:style-name="Standard">1. <text:s/>Instalación</text:p>
      <text:p text:style-name="Standard">1.1. <text:s/>Inicia una <text:s/>sesión en UbuntuServerXX con un usuario <text:s/>con privilegios de administración.</text:p>
      <text:p text:style-name="Standard">1.2. <text:s/>Instala <text:s/>el servidor desde los repositorios <text:s/>oficiales de Ubuntu.</text:p>
      <text:p text:style-name="P4"/>
      <text:p text:style-name="P1"/>
      <text:p text:style-name="Standard">Al instalar el servidor se crean:</text:p>
      <text:list xml:id="list1242616851" text:style-name="WWNum2">
        <text:list-item>
          <text:p text:style-name="P6">Los archivos <text:s/>de configuración.</text:p>
        </text:list-item>
        <text:list-item>
          <text:p text:style-name="P6">El usuario <text:s/>ftp que se incluye en el grupo ftp.</text:p>
        </text:list-item>
        <text:list-item>
          <text:p text:style-name="P6">El directorio <text:s/>/srv/ftp</text:p>
        </text:list-item>
      </text:list>
      <text:p text:style-name="P2">• Su propietario es el usuario <text:s/>root y su grupo es ftp.</text:p>
      <text:p text:style-name="P2">• El directorio <text:s/>predeterminado de los usuarios <text:s/>anonimos.</text:p>
      <text:p text:style-name="Standard">1.3. <text:s/>Comprueba que el servidor está iniciado y escuchando <text:s/>peticiones <text:s/>en el puerto 21/TCP.</text:p>
      <text:p text:style-name="P4"/>
      <text:p text:style-name="Standard">2. <text:s/>Configuración por defecto</text:p>
      <text:p text:style-name="Standard">La configuración <text:s/>del servidor por defecto es la siguiente: </text:p>
      <text:list xml:id="list452170630" text:style-name="WWNum3">
        <text:list-item>
          <text:p text:style-name="P7">Permite solo el acceso a usuarios <text:s/>anónimos.</text:p>
          <text:list>
            <text:list-item>
              <text:p text:style-name="P7">Nombre de usuario <text:s/>anonymous o ftp.</text:p>
            </text:list-item>
            <text:list-item>
              <text:p text:style-name="P7">Password : en blanco.</text:p>
            </text:list-item>
          </text:list>
        </text:list-item>
        <text:list-item>
          <text:p text:style-name="P7">Los usuarios <text:s/>anónimos <text:s/>están <text:s/>“enjaulados” en /srv/ftp.</text:p>
        </text:list-item>
        <text:list-item>
          <text:p text:style-name="P7">Pueden <text:s/>descargar <text:s/>archivos <text:s/>(con permisos de lectura <text:s/>para <text:s/>“otros”).</text:p>
        </text:list-item>
        <text:list-item>
          <text:p text:style-name="P7">No pueden <text:s/>subir archivos.</text:p>
        </text:list-item>
        <text:list-item>
          <text:p text:style-name="P7"><text:soft-page-break/>El fichero de logs por defecto es /var/log/vsftpd.log.</text:p>
        </text:list-item>
      </text:list>
      <text:p text:style-name="Standard"/>
      <text:p text:style-name="Standard">2.1. <text:s/>Consulta el fichero de configuración <text:s/>de servidor <text:s/>(/etc/vsftpd.conf ) y analiza <text:s/>las directivas <text:s/>habilitadas.</text:p>
      <text:list xml:id="list1509120679" text:style-name="WWNum4">
        <text:list-item>
          <text:p text:style-name="P8">Está habilitado el acceso a los usuario <text:s/>anonimos <text:s/>(directiva anonymous_enable).</text:p>
        </text:list-item>
        <text:list-item>
          <text:p text:style-name="P8">Está deshabilitado el acceso a los usuarios <text:s/>locales (directiva local_enable).</text:p>
        </text:list-item>
        <text:list-item>
          <text:p text:style-name="P8">No se permite <text:s/>subir archivos <text:s/>al servidor (directiva write_enable).</text:p>
        </text:list-item>
      </text:list>
      <text:p text:style-name="Standard">3. <text:s/>Conexión al <text:s/>servidor</text:p>
      <text:p text:style-name="Standard">3.1. <text:s/>Crear <text:s/>dos archivos <text:s/>de texto <text:s/>dentro <text:s/>del directorio <text:s/>/srv/ftp.</text:p>
      <text:p text:style-name="Standard">3.2. <text:s/>En <text:s/>WindowsXPXX inicia <text:s/>el cliente <text:s/>Filezilla <text:s/>y establece <text:s/>una <text:s/>conexión <text:s/>al servidor como usuario <text:s/>anónimo <text:s/>(anonymous)</text:p>
      <text:p text:style-name="Standard">4. <text:s/>Configuración</text:p>
      <text:p text:style-name="Standard">4.1. <text:s/>Haz una copia de seguridad <text:s/>del fichero de configuración principal <text:s/>(/etc/vsftpd.conf ).</text:p>
      <text:p text:style-name="Standard">4.2. <text:s/>Edita el fichero de configuración (/etc/vsftpd.conf ) y habilita <text:s/>las directivas local_enable</text:p>
      <text:p text:style-name="Standard">y write_enable.</text:p>
      <text:p text:style-name="Standard">4.3. <text:s/>Reinicia <text:s/>el servidor para <text:s/>que se apliquen <text:s/>los cambios.</text:p>
      <text:p text:style-name="P4"/>
      <text:p text:style-name="P1"/>
      <text:p text:style-name="Standard">4.4. <text:s/>En <text:s/>WindowsXPXX inicia <text:s/>el cliente <text:s/>Filezilla <text:s/>y establece <text:s/>una <text:s/>conexión <text:s/>al servidor como usuario <text:s/>anónimo <text:s/>(alumno).</text:p>
      <text:p text:style-name="Standard"/>
      <text:p text:style-name="Standard">Documenta todo el proceso seguido.</text:p>
      <text:p text:style-name="Standard"><text:a xlink:type="simple" xlink:href="http://www.linuxparatodos.net/web/comunidad/base-de-conocimiento/-/wiki/Base+de+Conocimiento/Servidor+de+Protocolo+de+Transferencia+de+Archivos+(FTP)?_36_pageResourcePrimKey=54795" text:style-name="Internet_20_link" text:visited-style-name="Visited_20_Internet_20_Link">http://www.linuxparatodos.net/web/comunidad/base-de-conocimiento/-/wiki/Base+de+Conocimiento/Servidor+de+Protocolo+de+Transferencia+de+Archivos+(FTP)?_36_pageResourcePrimKey=54795</text:a></text:p>
      <text:p text:style-name="Standard"/>
      <text:p text:style-name="Standard"/>
      <text:p text:style-name="Standard"><text:s text:c="168"/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ite</meta:initial-creator>
    <meta:editing-cycles>4</meta:editing-cycles>
    <meta:creation-date>2013-01-23T19:57:00</meta:creation-date>
    <dc:date>2018-10-24T08:53:45.49</dc:date>
    <meta:editing-duration>PT46S</meta:editing-duration>
    <meta:generator>LibreOffice/6.3.1.2$Windows_X86_64 LibreOffice_project/b79626edf0065ac373bd1df5c28bd630b4424273</meta:generator>
    <meta:document-statistic meta:table-count="0" meta:image-count="0" meta:object-count="0" meta:page-count="3" meta:paragraph-count="41" meta:word-count="339" meta:character-count="2620" meta:non-whitespace-character-count="207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